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nux Libertine O" svg:font-family="'Linux Libertine O'"/>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style:text-underline-style="none" fo:font-weight="normal" officeooo:rsid="001b8bd9" officeooo:paragraph-rsid="001b8bd9" style:font-weight-asian="normal" style:font-weight-complex="normal"/>
    </style:style>
    <style:style style:name="P2" style:family="paragraph" style:parent-style-name="Standard">
      <style:paragraph-properties fo:text-align="justify" style:justify-single-word="false"/>
      <style:text-properties style:text-underline-style="none" fo:font-weight="normal" officeooo:rsid="001c5d17" officeooo:paragraph-rsid="001c5d17" style:font-weight-asian="normal" style:font-weight-complex="normal"/>
    </style:style>
    <style:style style:name="P3" style:family="paragraph" style:parent-style-name="Standard">
      <style:paragraph-properties fo:text-align="justify" style:justify-single-word="false"/>
      <style:text-properties style:text-underline-style="none" fo:font-weight="normal" officeooo:rsid="001d5a28" officeooo:paragraph-rsid="001d5a28" style:font-weight-asian="normal" style:font-weight-complex="normal"/>
    </style:style>
    <style:style style:name="P4" style:family="paragraph" style:parent-style-name="Standard">
      <style:paragraph-properties fo:text-align="justify" style:justify-single-word="false"/>
      <style:text-properties style:text-underline-style="none" fo:font-weight="normal" officeooo:rsid="001e00c0" officeooo:paragraph-rsid="001e00c0" style:font-weight-asian="normal" style:font-weight-complex="normal"/>
    </style:style>
    <style:style style:name="P5" style:family="paragraph" style:parent-style-name="Standard">
      <style:paragraph-properties fo:text-align="justify" style:justify-single-word="false"/>
      <style:text-properties style:text-underline-style="none" fo:font-weight="normal" officeooo:rsid="001fcaba" officeooo:paragraph-rsid="001fcaba" style:font-weight-asian="normal" style:font-weight-complex="normal"/>
    </style:style>
    <style:style style:name="P6" style:family="paragraph" style:parent-style-name="Standard">
      <style:paragraph-properties fo:text-align="justify" style:justify-single-word="false"/>
      <style:text-properties style:text-underline-style="none" fo:font-weight="normal" officeooo:rsid="00203596" officeooo:paragraph-rsid="00203596" style:font-weight-asian="normal" style:font-weight-complex="normal"/>
    </style:style>
    <style:style style:name="P7" style:family="paragraph" style:parent-style-name="Standard">
      <style:paragraph-properties fo:text-align="justify" style:justify-single-word="false"/>
      <style:text-properties style:text-underline-style="none" fo:font-weight="normal" officeooo:rsid="0020c069" officeooo:paragraph-rsid="0020c069" style:font-weight-asian="normal" style:font-weight-complex="normal"/>
    </style:style>
    <style:style style:name="P8" style:family="paragraph" style:parent-style-name="Standard">
      <style:paragraph-properties fo:text-align="justify" style:justify-single-word="false"/>
      <style:text-properties style:text-underline-style="none" fo:font-weight="normal" officeooo:rsid="0021935d" officeooo:paragraph-rsid="0021935d" style:font-weight-asian="normal" style:font-weight-complex="normal"/>
    </style:style>
    <style:style style:name="P9" style:family="paragraph" style:parent-style-name="Standard">
      <style:paragraph-properties fo:text-align="justify" style:justify-single-word="false"/>
      <style:text-properties style:text-underline-style="none" fo:font-weight="normal" officeooo:rsid="00220b05" officeooo:paragraph-rsid="00220b05" style:font-weight-asian="normal" style:font-weight-complex="normal"/>
    </style:style>
    <style:style style:name="P10" style:family="paragraph" style:parent-style-name="Standard">
      <style:paragraph-properties fo:text-align="justify" style:justify-single-word="false"/>
      <style:text-properties style:text-underline-style="none" fo:font-weight="normal" officeooo:rsid="00238682" officeooo:paragraph-rsid="00238682" style:font-weight-asian="normal" style:font-weight-complex="normal"/>
    </style:style>
    <style:style style:name="P11" style:family="paragraph" style:parent-style-name="Standard">
      <style:paragraph-properties fo:text-align="justify" style:justify-single-word="false"/>
      <style:text-properties style:text-underline-style="none" fo:font-weight="normal" officeooo:rsid="00238f8d" officeooo:paragraph-rsid="00238f8d" style:font-weight-asian="normal" style:font-weight-complex="normal"/>
    </style:style>
    <style:style style:name="P12" style:family="paragraph" style:parent-style-name="Standard">
      <style:paragraph-properties fo:text-align="justify" style:justify-single-word="false"/>
      <style:text-properties style:text-underline-style="none" fo:font-weight="normal" officeooo:rsid="00250eba" officeooo:paragraph-rsid="00250eba" style:font-weight-asian="normal" style:font-weight-complex="normal"/>
    </style:style>
    <style:style style:name="P13" style:family="paragraph" style:parent-style-name="Standard">
      <style:paragraph-properties fo:text-align="justify" style:justify-single-word="false"/>
      <style:text-properties style:text-underline-style="none" fo:font-weight="normal" officeooo:rsid="0028b485" officeooo:paragraph-rsid="0028b485" style:font-weight-asian="normal" style:font-weight-complex="normal"/>
    </style:style>
    <style:style style:name="T1" style:family="text">
      <style:text-properties officeooo:rsid="001c5d17"/>
    </style:style>
    <style:style style:name="T2" style:family="text">
      <style:text-properties officeooo:rsid="001d5a28"/>
    </style:style>
    <style:style style:name="T3" style:family="text">
      <style:text-properties officeooo:rsid="00203596"/>
    </style:style>
    <style:style style:name="T4" style:family="text">
      <style:text-properties officeooo:rsid="0020c069"/>
    </style:style>
    <style:style style:name="T5" style:family="text">
      <style:text-properties officeooo:rsid="00238f8d"/>
    </style:style>
    <style:style style:name="T6" style:family="text">
      <style:text-properties officeooo:rsid="00250eba"/>
    </style:style>
    <style:style style:name="T7" style:family="text">
      <style:text-properties officeooo:rsid="0026fe49"/>
    </style:style>
    <style:style style:name="T8" style:family="text">
      <style:text-properties officeooo:rsid="0028b48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vant toute chose merci d’être ici ! Si j’ai choisi d’écrire ce document c’est avant tout pour me rapprocher des joueurs et joueuses n’ayant jamais franchi le pas de passer au UP!System. Si vous me lisez, c’est donc que vous choisissez vous-même de faire un pas dans ma direction, et donc vous récompensez mes efforts. Or, la seule rétribution que je demande est que mes travaux soient appréciés, merci donc à vous et, encore une fois, bienvenue ; vous verrez dans les pages qui suivent que j’ai pris bien des soins pour que vous vous sentiez le plus à l’aise possible.</text:p>
      <text:p text:style-name="P1">Avant toute chose, il convient de répondre à une importante question :</text:p>
      <text:p text:style-name="P1">Qu’est-ce que le UP!Lite ?</text:p>
      <text:p text:style-name="P1">Comme indiqué en couverture, le UP!Lite est un système de jeu de rôle simple et léger dérivé du UP!System. Mais qu’entends-je réellement par là ? Détaillons un peu si vous le voulez bien, le UP!Lite est donc :</text:p>
      <text:p text:style-name="P1">un système de jeu de rôle : en tant que tel il est complet et possède toutes les <text:span text:style-name="T1">attendus habituels : il permet de résoudre des actions, de gérer des combats, de créer des personnages etc.</text:span></text:p>
      <text:p text:style-name="P2">Un système simple : la totalité des règles, si l’on enlève les exemples, tient sur environ trois pages, c’est véritablement un système orienté pour un apprentissage rapide et facile.</text:p>
      <text:p text:style-name="P2">Un système léger : peu de règles, très générales, presque pas d’exception. <text:span text:style-name="T2">En partie il n’y a pas à réfléchir : juste à utiliser presque toujours la même mécanique universelle et simplement jouer.</text:span></text:p>
      <text:p text:style-name="P3">Un système dérivé du UP!System : tous les éléments du UP!Lite proviennent du UP!System, il n’y a pas de différence, juste beaucoup de mécanismes en moins. En tant que tel ce système est une assez bonne introduction à son grand frère.</text:p>
      <text:p text:style-name="P4">Ce qui nous amène à une question qui, pour moi, est encore plus importante :</text:p>
      <text:p text:style-name="P4">Qu’est-ce que le UP!Lite n’est pas ?</text:p>
      <text:p text:style-name="P4">En tout état de cause, le UP!Lite, n’est absolument, et permettez-moi d’insister avec force, absolument pas :</text:p>
      <text:p text:style-name="P4">Destiné aux débutants absolus : ce n’est pas une introduction au jeu de rôle en tant que tel. Certes il est très simple et peut donc s’adresser à des rôlistes ayant une expérience très limitée, mais il est tout de même attendu de vous que vous ayez une idée de ce qu’est un MJ, un PNJ ou un D10.</text:p>
      <text:p text:style-name="P4">Représentatif de ce qu’est le UP!System : le UP!Lite tient en trois pages, le UP!System dépasse la centaine. Bien des mécanismes fondamentaux d’équilibrage et des options primordiales pour le plaisir de jeu (incluant sans s’y limiter : système de combat bien plus détaillé et tactique, riches ensemble d’avantages/désavantages, gestion avancée de l’état vital, nombreuses règles pour le matériel et règles spéciales génériques pour toutes les situations) sont totalement absents du UP!Lite qui n’embarque pas le dixième de ce que propose son grand frère. Le UP!Lite donne une bonne approche du fonctionnement général du UP!System mais, par pitié, ne jugez surtout pas ce dernier sur cette base ! Le UP!System est une œuvre majeure ayant nécessité un important effort collectif sur plusieurs années, le UP!Lite a été rédigé en une paire de mois quand j’avais un peu de temps les week-ends.</text:p>
      <text:p text:style-name="P3"/>
      <text:p text:style-name="P5">Devez-vous vraiment tout lire ?</text:p>
      <text:p text:style-name="P5">Non, absolument pas ! Je vous ai dit que les règles en tant que telles ne prennent que quelques pages, mais alors pourquoi les pages de ce document se comptent-elles par dizaines ? Tout simplement parce que j’ai cherché à être le plus pédagogue possible : en plus des règles à <text:span text:style-name="T3">proprement parler</text:span>, vous trouverez dans ce document de courtes aventures à jouer en solo <text:span text:style-name="T3">et les règles elles-mêmes sont présentées plusieurs fois.</text:span></text:p>
      <text:p text:style-name="P6">Voici donc les différents profils de lecture pour ce document :</text:p>
      <text:p text:style-name="P6">Le complétioniste : vous ne faites jamais les choses à moitié ? Très bien, lisez donc l’intégralité, après tout les chapitres sont agencés dans un ordre logique !</text:p>
      <text:p text:style-name="P6">L’aventurier : vous êtes là pour vous évader, pas pour lire des règles, si simples soient-elles ? <text:span text:style-name="T4">Commencez donc par l’aventure préliminaire (p.4) et enchaînez avec l’aventure libre (p.16), en sautant le rappel des règles entre les deux et la référence de la fin.</text:span></text:p>
      <text:p text:style-name="P7">Le MJ débordé : vous n’avez pas que cela à faire ? Nous avons tous des impératifs dans la vie : vous pouvez vous contenter du chapitre référence (p.34), tout y est, rien dans le reste du document ne s’y trouve pas repris.</text:p>
      <text:p text:style-name="P7"><text:soft-page-break/>Le joueur pur : vous ne comptez jamais masteriser ? Vous n’avez donc pas besoin du chapitre référence, effectuez l’aventure préliminaire (p.4), lisez le récapitulatif des règles essentiels (p.12) et enchaînez avec l’aventure libre si vous le voulez (p.16).</text:p>
      <text:p text:style-name="P7">Le joueur pur, mais pressé : pas de problème, les 4 pages des règles essentielles (p.12) seront bien suffisantes.</text:p>
      <text:p text:style-name="P7"/>
      <text:p text:style-name="P6"/>
      <text:p text:style-name="P8">Plan du document</text:p>
      <text:p text:style-name="P8">Afin que les choses soient plus claires, voici une description des divers chapitres :</text:p>
      <text:p text:style-name="P8">Aventure préliminaire : une courte aventure très guidée présentant pas à pas l’essentiel du système de jeu.</text:p>
      <text:p text:style-name="P8">Règle essentielles : le récapitulatif des règles nécessaires pour jouer durant une partie (à noter que la création de personnage ne s’y trouve donc pas). Si vous avez lu ce chapitre, vous pouvez vous asseoir à une table utilisant le UP!Lite sans vous poser de question. Toutes les règles présentées ici auront déjà été présentées durant l’aventure préliminaire.</text:p>
      <text:p text:style-name="P8">Aventure libre : une aventure toujours relativement courte mais donnant bien plus de choix, le but est de vous permettre de mettre en œuvre les règles apprises dans les chapitres précédents.</text:p>
      <text:p text:style-name="P8">Référence : la totalité des règles, il faut attendre ce chapitre pour enfin découvrir la liste de toutes les caractéristiques et équipements ou les règles de création de personnage. Comme indiqué, les règles déjà présentées plus tôt y sont rappelées une nouvelle fois.</text:p>
      <text:p text:style-name="P9">J’ai systématiquement essayé d’être le plus clair possible et de fournir de nombreux exemples pour que l’apprentissage des règles soit facilité. En ce qui concerne les aventures, ne vous attendez à rien d’épique ! Ces aventures sont très courtes et assez simples : leur but est d’illustrer les règles sans encombrer inutilement l’ouvrage. Néanmoins, si leur contenu est parfois télégraphique, j’ai fait l’effort de soigner particulièrement leurs introductions (qui en deviennent quelque peu disproportionnées) afin d’aider à vous plonger dans l’ambiance et, qui sait, peut-être vous donner envie d’aller plus loin. Si l’univers décrit dans ces introductions agite votre imagination et que les brèves aventures que je vous propose vous laissent sur votre faim, n’hésitez pas à monter une table pour les poursuivre !</text:p>
      <text:p text:style-name="P9"/>
      <text:p text:style-name="P10">Pour finir, un peu de contexte</text:p>
      <text:p text:style-name="P10">J’ai insisté pour que vous lisiez cette introduction, mais je pense avoir déjà dit l’essentiel, si vous êtes pressé vous pouvez passer directement au reste du document ! Mais si le contexte dans lequel le UP!Lite a été conçu vous intéresse, restez un peu avec moi afin que je puisse vous en parler quelques instants.</text:p>
      <text:p text:style-name="P10">Peut-être n’avez pas vraiment entendu parler du UP!System, pour que les choses soient claires, le UP!System est mon œuvre majeure. Certains laisseront derrière eux de grandes choses à l’Humanité, moi je laisserai un système de jeu de rôle assez correct, à chacun selon ses capacités ! Le UP!System est né d’une frustration avec la plupart des systèmes de jeu classiques et d’un désir : l’envie d’un système relativement réaliste (sans les invraisemblances et l’arbitraire de beaucoup d’autres), juste (par opposition à certains jeux punitifs ou, au contraire, excessivement héroïques) mais en même temps fluide (au contraire de certaines usines à gaz <text:span text:style-name="T5">replètes de mécaniques inutilement complexes) et générique afin de pouvoir remplacer tous les autres systèmes, dans tous les jeux que je pratiquais avec mes amis.</text:span></text:p>
      <text:p text:style-name="P11">Bien évidemment, avec l’ambition de faire mieux que la plupart des systèmes commerciaux, ayant bénéficié de moyens importants dès leur genèse, l<text:span text:style-name="T6">e</text:span> <text:span text:style-name="T6">projet </text:span>était une gageure. <text:span text:style-name="T6">La seule solution pour y parvenir fut la création collective et le temps.</text:span></text:p>
      <text:p text:style-name="P12">Tout d’abord, j’ai eu la chance d’être épaulé par un groupe d’amis fidèles et fortement impliqués qui furent d’une aide considérable : co-concevant une bonne partie des mécaniques, aidant aux nombreuses relectures et étant toujours source de bons conseils lorsque des difficultés voyaient le jour. Et j’eus bien besoin de leur fidélité car, comme je l’ai dit, le second ingrédient de la réussite fut le temps. Et oh combien de temps ! La première version du UP!System embryonnaire fut rédigée en novembre 2008, j’ai considéré que le projet était véritablement terminé en mai 2021, <text:soft-page-break/>soit douze ans et demi pour atteindre l’objectif. <text:span text:style-name="T7">Heureusement que, comme je vous l’ai dit, mes amis étaient impliqués ! </text:span><text:span text:style-name="T8">Ce fut un très long chemin, qui m’a d’ailleurs redonné un peu de considération pour les créateurs des systèmes que je n’aimais pas (je pense le UP!System meilleur, mais il a mis dix fois plus longtemps à arriver…). En tout cas le résultat est là et le UP!System est aujourd’hui une bête magnifique.</text:span></text:p>
      <text:p text:style-name="P13">Malheureusement, il est aussi devenu très difficile d’approche : atteignant aujourd’hui les 120 pages (hors suppléments, uniquement les règles génériques de base), du fait de ses très nombreuses options et possibilités, il décourage souvent les nouveaux venus qui voudraient juste savoir à quoi il ressemble de loin avant de se plonger dedans. C’est pourquoi il m’a été suggéré d’en écrire une version ultra-simplifiée (et le UP!Lite est très radical : il ne s’y trouve pas 10 % du UP!System proprement dit) qui permettrait non seulement de donner une idée très générale de ses mécaniques à ceux qui ne le connaissent pas, mais aussi de toucher les débutants, les rôlistes inexpérimentés et, pourquoi pas, les plus jeunes, là où le UP!System de base reste trop avancé pour être proposé à ce public.</text:p>
      <text:p text:style-name="P13">Vous tenez entre les mains (faites un effort d’imagination si vous lisez ce texte sur un écran) le résultat de cet important effort de vulgarisation, j’espère qu’il est réussi et qu’il vous satisfera et, qui sait, peut-être souhaiterez-vous par la suite découvrir son grand frère et rejoindre notre communauté.</text:p>
      <text:p text:style-name="P13">En tout cas, une nouvelle fois bienvenue, il nous reste un peu de chemin à faire ensemble dans la suite de ce documen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nux Libertine O" svg:font-family="'Linux Libertine O'"/>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nux Libertine O"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nux Libertine O"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nux Libertine O" fo:font-family="'Linux Libertine O'"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nux Libertine O" fo:font-family="'Linux Libertine O'"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Linux Libertine O" fo:font-family="'Linux Libertine O'"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nux Libertine O" fo:font-family="'Linux Libertine O'" fo:language="zxx" fo:country="none" style:font-size-asian="12pt" style:language-asian="zxx" style:country-asian="none" style:font-name-complex="Lohit Devanagari1"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3T14:32:56.595189138</meta:creation-date>
    <dc:date>2022-02-19T16:50:07.120544029</dc:date>
    <meta:editing-duration>PT1H33M39S</meta:editing-duration>
    <meta:editing-cycles>12</meta:editing-cycles>
    <meta:generator>LibreOffice/7.2.5.2.0$Linux_X86_64 LibreOffice_project/20$Build-2</meta:generator>
    <meta:document-statistic meta:table-count="0" meta:image-count="0" meta:object-count="0" meta:page-count="3" meta:paragraph-count="36" meta:word-count="1681" meta:character-count="10082" meta:non-whitespace-character-count="8437"/>
  </office:meta>
</office:document-meta>
</file>